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style:line-height-at-least="0.2778in"/>
      <style:text-properties style:font-name="Arial" fo:font-size="14.7pt" fo:color="#000000"/>
    </style:style>
    <style:style style:name="P2" style:family="paragraph" style:parent-style-name="Standard">
      <style:paragraph-properties style:line-height-at-least="0.1944in"/>
      <style:text-properties style:font-name="Times" fo:font-size="12.0pt" fo:color="#000000"/>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Dom:</text:span></text:p>
      <text:p text:style-name="P2"><text:span text:style-name="T1"/></text:p>
      <text:p text:style-name="P1"><text:span text:style-name="T1">Considering the insight provided by the industry data, my choice of an ideal job has not changed. The skills required to fulfil the job remains realistic to obtain and the demand for people who have the skillset is high. Despite the competitive nature of the industry, I look forward to the challenge that is the process of separating myself from other applica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2</meta:generator>
  </office:meta>
</office:document-meta>
</file>